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dróż przez generacje. G3</text:p>
      <text:p text:style-name="P1"/>
      <text:p text:style-name="P1">Chyba nie będzie dla nikogo nową informacją, że przed “MLP: FiM” było jeszcze kilka generacji tego serialu. Jak dotąd widziałam tylko ostatnią, więc w ramach przymusowych robót w redakcji… Znaczy się, z własnej, nieprzymuszonej woli przejdę przez wszystkie generacje (chyba, że wcześniej umrę na raka, którego najpewniej zapewni mi G3,5) i opiszę moje heroiczne zmagania. Mam nadzieję, że docenicie to niebywałe poświęcenie.</text:p>
      <text:p text:style-name="P1"/>
      <text:p text:style-name="P1">Gray Picture</text:p>
      <text:p text:style-name="P1"/>
      <text:p text:style-name="P1">Na sam początek postanowiłam zająć się trzecią generacją. Dlaczego akurat tą? Nie chciałam zaczynać od G1 lub G2, gdyż te są uznawane za całkiem dobre, więc potem pewnie nie chciałoby mi się wziąć za oglądanie tych uważanych za gorsze.</text:p>
      <text:p text:style-name="P1"/>
      <text:p text:style-name="P1">Zacznijmy od strony wizualnej. Muszę się przestać śmiać z tego, że koniki z generacji 4. mają nogi zrobione z salami i tłuste zady. Osiołki z G3 są jeszcze bardziej grube. Jestem pewna, że wytwarzają silne pole grawitacyjne wokół siebie. Jak już przy grubych rzeczach jestem, to kreska w tym serialu też taka jest. Mi się to średnio podoba, ale to tylko kwestia gustu. Poza tym, postacie są animowane w bardzo niestaranny sposób, bo ich kończymy zginają się w czasami fizycznie niemożliwy sposób. Najbardziej widać to w miejscu, w którym przednia kończyna łączy się z resztą ciała koniowatego. Przysięgam, że to miejsce musi być zrobione z gumy. Innym wyjaśnieniem może być tylko to, że w tej generacji występują hybrydy końsko-ośmiornicze zamiast zwykłych kucyków. Śmieszny też jest sposób, w jaki te zwierzaczki trzymają rzeczy. Wygląda to zupełnie jakby miały jakiś specjalny faud z bardzo elastycznej tkanki na środku kopyta, którego używają tak jakby to był jakiś prymitywny kciuk. Jak już narzekam na wygląd kucy, to przysięgam, że rogi jednorożców tak naprawdę to nie jest część ich ciała, tylko coś przyklejonego na kropelkę lub jakiś kosmita, który przyssał im się do mózgu. A to głównie dlatego, że rogi są w jaśniejszym kolorze niż reszta ciała i są wyraźnie od niego oddzielone kreską. Z pegazami też jest coś nie tak. Mają w ciele jeszcze więcej gumy, bo patrząc na sposób, w jaki się zginają w czasie lotu, to nie ma opcji, żeby ich skrzydła miały jakiekolwiek kości.</text:p>
      <text:p text:style-name="P1"/>
      <text:p text:style-name="P1">Nie wiem, co myśleć o sposobie, w jaki zostało zrobione tło. Nie jest brzydkie, nawet ma dużo szczegółów, ale jednocześnie jest w zupełnie innym stylu niż kucyki, przez co koniki dziwnie odcinają się od tła.</text:p>
      <text:p text:style-name="P1"/>
      <text:p text:style-name="P1">Starczy tego pastwienia się nad wyglądem serialu. Przecież są rzeczy znacznie ważniejsze niż to. Jak charakter postaci. Nie żeby osiołki miały jakieś rozbudowane charaktery. Tak dobrze być nie może. Ich osobowość zwykle opiera się na jakiejś jednej cesze, która wyróżnia daną klacz (tak- klacz, bo we wszystkich odcinkach, które miałam przyjemność obejrzeć, nie pojawił się ani jeden ogier). Taką cechą może być alergia na kwiaty, fetysz koloru zielonego czy to, że życzenia kucyka spełniają się w jakiś niewyjaśniony, najpewniej magiczny sposób. Większość osiołków jest też niesamowicie głupiutka, co nawet jest zabawne. Najbardziej przekonała mnie do siebie Rainbow Dash (choć może powinnam powiedzieć Tęcza, skoro oglądałam po polsku, gdyż w tej generacji imiona postaci są tłumaczone). Zachowuje się trochę jak Rarity z obecnej generacji, ale bez tej histerycznej strony. Jest najzwyczajniej w świecie urocza.</text:p>
      <text:p text:style-name="P1"/>
      <text:p text:style-name="P1">Generalnie to koniki są zwykle takie bezpłciowe. Ze słabo napisanymi charakterami i bardzo podobnym wyglądem (przysięgam, że grubo ponad połowa Ponyville ma tę samą fryzurę, tylko w różnych kolorach). Ciężko zapamiętać i rozróżnić większość postaci.</text:p>
      <text:p text:style-name="P1"/>
      <text:p text:style-name="P1">A co z fabułą? Bo to w końcu bezdyskusyjnie najważniejsza rzecz w serialu. Pierwszy odcinek, jaki obejrzałam, nosi tytuł “Czarujące urodziny” i był on wybitnie masochistycznym przeżyciem. Zarówno problem w nim zawarty, jak i jego rozwiązanie były niesamowicie głupie. Lecz kolejne odcinki były już znacznie lepsze. Nadal problemy, jakie spotykały te grubiutkie koniki były infantylne, ale było to przedstawione w na tyle dobry sposób, że niezbyt to przeszkadzało. Do tego kuce w większości są pierdołowate, co jest nawet zabawne. Jedyne, do czego muszę się doczepić, to brak jakiegoś większego napięcia w odcinkach. Większość ich problemów postacie rozwiązywały bardzo łatwo.</text:p>
      <text:p text:style-name="P1"/>
      <text:p text:style-name="P1">W tym miejscu muszę napisać o rzeczy, która niezwykle bawi mnie w tym serialu. Praktycznie w każdym odcinku, który obejrzałam, te pastelowe zwierzaki tańczyły. Ale nie w sposób, w który można by sobie wyobrazić tańczącego realnego konia. Te głupiutkie stworzenia łapią się za przednie kopyta i tak utworzonym szeregu skaczą na jednej tylnej nodze przez świat.</text:p>
      <text:p text:style-name="P1"/>
      <text:p text:style-name="P1">Świat, w którym żyją kucyki z trzeciej generacji znacząco różni się od tego, jaki znamy z najnowszej odsłony serialu. Przede wszystkim kuce ziemskie, jednorożce i pegazy żyją osobno. Nawet nie w oddzielnych miastach (tak jak doskonale znane z G4 Cloudsdale), ale dosłownie w oddzielnych królestwach. Do pewnego momentu nawet nie wiedzą o istnieniu innych ras. Nie ma tu też alikornów, lecz mimo to, każde królestwo ma swoje księżniczki. Ich rolę pełnią losowo wybierane przedstawicielki danej rasy. Jak już wcześniej wspomniałam, nie widziałam, żeby gdziekolwiek pojawił się jakiś ogier. Co rodzi pytanie, skąd się biorą małe kucyki.</text:p>
      <text:p text:style-name="P1"/>
      <text:p text:style-name="P1">Na zakończenie podzielę się teorią, która zrodziła się w mojej głowie w czasie oglądania któregoś odcinka tej generacji z rzędu. G3 musi się dziać po wydarzeniach z G4. W jaki sposób? To bardzo proste. Kucyki w pewnym momencie stwierdziły, że mają dość księżniczek Luny i Celestii, więc obaliły je. Jednak po obaleniu monarchii zapanowała anarchia, a rasy kłóciły się ze sobą o to, kto ma teraz rządzić Equestrią. Zaczęła się Wielka Wojna Equestriańska, w wyniku której klacze przerobiły ogiery na kebaby i podzieliły się na osobne królestwa ze względu na rasę. I od tej pory wszystkie klacze żyją beztrosko w krainach szczęśliwości, lesbijstwa i kanibalistycznych kebabów. Tak było, nie zmyślam.</text:p>
      <text:p text:style-name="P1"/>
      <text:p text:style-name="P1">grafiki:</text:p>
      <text:p text:style-name="P1"><text:soft-page-break/>na banner:</text:p>
      <text:p text:style-name="P1"><text:a xlink:type="simple" xlink:href="https://c.pxhere.com/photos/b9/be/animal_aquatic_clamp_claw_crab_creature_sand_beach-1254140.jpg!d" text:style-name="Internet_20_link" text:visited-style-name="Visited_20_Internet_20_Link"><text:span text:style-name="T1">https://c.pxhere.com/photos/b9/be/animal_aquatic_clamp_claw_crab_creature_sand_beach-1254140.jpg!d</text:span></text:a> </text:p>
      <text:p text:style-name="P1"/>
      <text:p text:style-name="P1"><text:a xlink:type="simple" xlink:href="https://pxhere.com/en/photo/1411904" text:style-name="Internet_20_link" text:visited-style-name="Visited_20_Internet_20_Link"><text:span text:style-name="T1">https://pxhere.com/en/photo/1411904</text:span></text:a> &lt;źródło</text:p>
      <text:p text:style-name="P1"/>
      <text:p text:style-name="P1">lub</text:p>
      <text:p text:style-name="P1"><text:a xlink:type="simple" xlink:href="https://c.pxhere.com/photos/77/ab/cancer_animal_close_up-1326995.jpg!d" text:style-name="Internet_20_link" text:visited-style-name="Visited_20_Internet_20_Link"><text:span text:style-name="T1">https://c.pxhere.com/photos/77/ab/cancer_animal_close_up-1326995.jpg!d</text:span></text:a></text:p>
      <text:p text:style-name="P1"><text:a xlink:type="simple" xlink:href="https://pxhere.com/en/photo/1411904" text:style-name="Internet_20_link" text:visited-style-name="Visited_20_Internet_20_Link"><text:span text:style-name="T1">https://pxhere.com/en/photo/1411904</text:span></text:a> &lt;źródło </text:p>
      <text:p text:style-name="P1"/>
      <text:p text:style-name="P1">pozostałe:</text:p>
      <text:p text:style-name="P1"><text:a xlink:type="simple" xlink:href="https://img00.deviantart.net/d623/i/2011/185/f/b/mlp_g3_is_gay_by_williamguy-d3kzk67.png" text:style-name="Internet_20_link" text:visited-style-name="Visited_20_Internet_20_Link"><text:span text:style-name="T1">https://img00.deviantart.net/d623/i/2011/185/f/b/mlp_g3_is_gay_by_williamguy-d3kzk67.png</text:span></text:a></text:p>
      <text:p text:style-name="P1"><text:a xlink:type="simple" xlink:href="https://williamguy.deviantart.com/art/MLP-G3-is-gay-216649951" text:style-name="Internet_20_link" text:visited-style-name="Visited_20_Internet_20_Link"><text:span text:style-name="T1">https://williamguy.deviantart.com/art/MLP-G3-is-gay-216649951</text:span></text:a> &lt;źródło </text:p>
      <text:p text:style-name="P1"/>
      <text:p text:style-name="P1"><text:a xlink:type="simple" xlink:href="https://img00.deviantart.net/80e0/i/2015/131/a/4/leave_her_alone__redraw__by_anscathmarcach-d8t0qqe.png" text:style-name="Internet_20_link" text:visited-style-name="Visited_20_Internet_20_Link"><text:span text:style-name="T1">https://img00.deviantart.net/80e0/i/2015/131/a/4/leave_her_alone__redraw__by_anscathmarcach-d8t0qqe.png</text:span></text:a></text:p>
      <text:p text:style-name="P1"><text:a xlink:type="simple" xlink:href="https://hannah731.deviantart.com/favourites/64666373/My-Little-Pony-G3-Rainbow-Dash-And-Pinkie-Pie" text:style-name="Internet_20_link" text:visited-style-name="Visited_20_Internet_20_Link"><text:span text:style-name="T1">https://hannah731.deviantart.com/favourites/64666373/My-Little-Pony-G3-Rainbow-Dash-And-Pinkie-Pie</text:span></text:a> &lt;źródł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931" meta:character-count="6564" meta:non-whitespace-character-count="5654"/>
    <meta:generator>LibreOfficeDev/5.1.0.3$Linux_X86_64 LibreOffice_project/</meta:generator>
  </office:meta>
</office:document-meta>
</file>